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1" svg:font-family="'Nachlieli CLM'"/>
    <style:font-face style:name="arial" svg:font-family="arial, sans-serif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1899e3b" officeooo:paragraph-rsid="01a06171"/>
    </style:style>
    <style:style style:name="P2" style:family="paragraph" style:parent-style-name="Footer">
      <style:paragraph-properties fo:text-align="center" style:justify-single-word="false"/>
      <style:text-properties officeooo:paragraph-rsid="019ece81"/>
    </style:style>
    <style:style style:name="P3" style:family="paragraph" style:parent-style-name="Text_20_body">
      <style:paragraph-properties fo:text-align="end" style:justify-single-word="false" style:writing-mode="rl-tb"/>
      <style:text-properties officeooo:rsid="00eb6387" officeooo:paragraph-rsid="00eb6387"/>
    </style:style>
    <style:style style:name="P4" style:family="paragraph" style:parent-style-name="Standard">
      <style:paragraph-properties fo:text-align="end" style:justify-single-word="false" style:writing-mode="rl-tb"/>
      <style:text-properties fo:font-size="12pt" officeooo:rsid="0319982a" officeooo:paragraph-rsid="0319982a" fo:background-color="transparent" style:font-size-asian="12pt" style:font-size-complex="12pt"/>
    </style:style>
    <style:style style:name="P5" style:family="paragraph" style:parent-style-name="Standard">
      <style:paragraph-properties fo:text-align="end" style:justify-single-word="false" style:writing-mode="rl-tb"/>
      <style:text-properties fo:font-size="12pt" officeooo:rsid="0319982a" officeooo:paragraph-rsid="0319ae16" fo:background-color="transparent" style:font-size-asian="12pt" style:font-size-complex="12pt"/>
    </style:style>
    <style:style style:name="P6" style:family="paragraph" style:parent-style-name="Standard">
      <style:paragraph-properties fo:text-align="end" style:justify-single-word="false" style:writing-mode="rl-tb"/>
      <style:text-properties fo:font-size="12pt" officeooo:rsid="031ab2d4" officeooo:paragraph-rsid="031ab2d4" fo:background-color="transparent" style:font-size-asian="12pt" style:font-size-complex="12pt"/>
    </style:style>
    <style:style style:name="P7" style:family="paragraph" style:parent-style-name="Standard">
      <style:paragraph-properties fo:text-align="end" style:justify-single-word="false" style:writing-mode="rl-tb"/>
      <style:text-properties fo:font-size="12pt" officeooo:rsid="031dbe8b" officeooo:paragraph-rsid="031dbe8b" fo:background-color="transparent" style:font-size-asian="12pt" style:font-size-complex="12pt"/>
    </style:style>
    <style:style style:name="P8" style:family="paragraph" style:parent-style-name="Standard">
      <style:paragraph-properties fo:text-align="end" style:justify-single-word="false" style:writing-mode="rl-tb"/>
      <style:text-properties fo:font-size="12pt" officeooo:rsid="03214091" officeooo:paragraph-rsid="03214091" fo:background-color="transparent" style:font-size-asian="12pt" style:font-size-complex="12pt"/>
    </style:style>
    <style:style style:name="P9" style:family="paragraph" style:parent-style-name="Standard">
      <style:text-properties fo:font-size="8pt" fo:font-weight="normal" officeooo:rsid="018a738a" style:font-size-asian="8pt" style:font-weight-asian="normal" style:font-size-complex="8pt" style:font-weight-complex="normal"/>
    </style:style>
    <style:style style:name="P10" style:family="paragraph" style:parent-style-name="Standard">
      <style:text-properties officeooo:rsid="03171bd7" officeooo:paragraph-rsid="03171bd7" fo:background-color="transparent"/>
    </style:style>
    <style:style style:name="P11" style:family="paragraph" style:parent-style-name="Standard">
      <style:text-properties officeooo:rsid="03246906" officeooo:paragraph-rsid="03246906"/>
    </style:style>
    <style:style style:name="P12" style:family="paragraph" style:parent-style-name="Standard">
      <style:text-properties officeooo:rsid="03257926" officeooo:paragraph-rsid="0327391d"/>
    </style:style>
    <style:style style:name="P13" style:family="paragraph" style:parent-style-name="Standard">
      <style:text-properties officeooo:rsid="0328f2ed" officeooo:paragraph-rsid="0328f2ed"/>
    </style:style>
    <style:style style:name="P14" style:family="paragraph" style:parent-style-name="Standard">
      <style:paragraph-properties fo:text-align="start" style:justify-single-word="false" style:writing-mode="lr-tb"/>
      <style:text-properties fo:font-size="12pt" officeooo:rsid="030fccb5" officeooo:paragraph-rsid="030fccb5" fo:background-color="transparent" style:font-size-asian="12pt" style:font-size-complex="12pt"/>
    </style:style>
    <style:style style:name="P15" style:family="paragraph" style:parent-style-name="Standard">
      <style:paragraph-properties fo:text-align="start" style:justify-single-word="false" style:writing-mode="lr-tb"/>
      <style:text-properties fo:font-size="12pt" officeooo:rsid="0319982a" officeooo:paragraph-rsid="0319982a" fo:background-color="transparent" style:font-size-asian="12pt" style:font-size-complex="12pt"/>
    </style:style>
    <style:style style:name="P16" style:family="paragraph" style:parent-style-name="Standard">
      <style:paragraph-properties fo:text-align="start" style:justify-single-word="false" style:writing-mode="lr-tb"/>
      <style:text-properties officeooo:rsid="03246906" officeooo:paragraph-rsid="03246906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font-size="12pt" style:font-size-asian="12pt" style:font-size-complex="12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font-size="12pt" officeooo:paragraph-rsid="031705a4" style:font-size-asian="12pt" style:font-size-complex="12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fo:font-size="12pt" officeooo:paragraph-rsid="031aa76b" style:font-size-asian="12pt" style:font-size-complex="12pt"/>
    </style:style>
    <style:style style:name="P2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12pt" officeooo:rsid="031705a4" officeooo:paragraph-rsid="031a8e01" style:font-size-asian="12pt" style:font-size-complex="12pt"/>
    </style:style>
    <style:style style:name="P2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12pt" officeooo:rsid="03171bd7" officeooo:paragraph-rsid="031aa76b" fo:background-color="transparent" style:font-size-asian="12pt" style:font-size-complex="12pt"/>
    </style:style>
    <style:style style:name="P22" style:family="paragraph" style:parent-style-name="Text_20_body">
      <style:text-properties officeooo:rsid="02fd8a6a" officeooo:paragraph-rsid="02fd8a6a"/>
    </style:style>
    <style:style style:name="P23" style:family="paragraph" style:parent-style-name="Text_20_body">
      <style:text-properties officeooo:rsid="02fd8a6a" officeooo:paragraph-rsid="0308ddcd"/>
    </style:style>
    <style:style style:name="P24" style:family="paragraph" style:parent-style-name="Text_20_body">
      <style:text-properties officeooo:rsid="02ff8718" officeooo:paragraph-rsid="02ff8718"/>
    </style:style>
    <style:style style:name="P25" style:family="paragraph" style:parent-style-name="Text_20_body">
      <style:text-properties officeooo:rsid="03015cbf" officeooo:paragraph-rsid="03102ef8"/>
    </style:style>
    <style:style style:name="P26" style:family="paragraph" style:parent-style-name="Text_20_body">
      <style:text-properties officeooo:rsid="0302f447" officeooo:paragraph-rsid="0302f447"/>
    </style:style>
    <style:style style:name="P27" style:family="paragraph" style:parent-style-name="Text_20_body">
      <style:text-properties officeooo:rsid="0304124f" officeooo:paragraph-rsid="03206cf7"/>
    </style:style>
    <style:style style:name="P28" style:family="paragraph" style:parent-style-name="Text_20_body">
      <style:text-properties officeooo:rsid="03065def" officeooo:paragraph-rsid="03065def"/>
    </style:style>
    <style:style style:name="P29" style:family="paragraph" style:parent-style-name="Text_20_body">
      <style:text-properties fo:font-size="12pt" officeooo:rsid="0308eb69" officeooo:paragraph-rsid="0308eb69" style:font-size-asian="12pt" style:font-size-complex="12pt"/>
    </style:style>
    <style:style style:name="P30" style:family="paragraph" style:parent-style-name="Text_20_body">
      <style:text-properties fo:font-size="12pt" officeooo:paragraph-rsid="030bc76b" fo:background-color="#ffff00" style:font-size-asian="12pt" style:font-size-complex="12pt"/>
    </style:style>
    <style:style style:name="P31" style:family="paragraph" style:parent-style-name="Text_20_body">
      <style:text-properties fo:font-size="12pt" officeooo:rsid="030c1851" officeooo:paragraph-rsid="030c1851" fo:background-color="transparent" style:font-size-asian="12pt" style:font-size-complex="12pt"/>
    </style:style>
    <style:style style:name="P32" style:family="paragraph" style:parent-style-name="Text_20_body">
      <style:text-properties fo:font-size="12pt" officeooo:rsid="030fccb5" officeooo:paragraph-rsid="0316987c" fo:background-color="transparent" style:font-size-asian="12pt" style:font-size-complex="12pt"/>
    </style:style>
    <style:style style:name="P33" style:family="paragraph" style:parent-style-name="Text_20_body">
      <style:text-properties officeooo:rsid="0324108d" officeooo:paragraph-rsid="0324108d"/>
    </style:style>
    <style:style style:name="P34" style:family="paragraph" style:parent-style-name="Text_20_body">
      <style:text-properties officeooo:rsid="03246906" officeooo:paragraph-rsid="03246906"/>
    </style:style>
    <style:style style:name="P35" style:family="paragraph" style:parent-style-name="Heading_20_2">
      <style:text-properties officeooo:rsid="03065def" officeooo:paragraph-rsid="0307269c"/>
    </style:style>
    <style:style style:name="P36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color="#000000" style:font-name="Monospace" fo:font-size="12pt" officeooo:rsid="031705a4" officeooo:paragraph-rsid="031705a4" style:font-size-asian="12pt" style:font-size-complex="12pt"/>
    </style:style>
    <style:style style:name="P37" style:family="paragraph" style:parent-style-name="Standard">
      <style:paragraph-properties fo:text-align="start" style:justify-single-word="false" style:writing-mode="lr-tb"/>
      <style:text-properties fo:font-size="12pt" officeooo:rsid="03171bd7" officeooo:paragraph-rsid="03171bd7" fo:background-color="transparent" style:font-size-asian="12pt" style:font-size-complex="12pt"/>
    </style:style>
    <style:style style:name="P38" style:family="paragraph" style:parent-style-name="Standard" style:list-style-name="L3">
      <style:paragraph-properties fo:text-align="start" style:justify-single-word="false" style:writing-mode="lr-tb"/>
      <style:text-properties fo:font-variant="normal" fo:text-transform="none" fo:color="#1155cc" style:font-name="arial" fo:font-size="12pt" fo:letter-spacing="normal" fo:font-style="normal" fo:font-weight="normal" officeooo:rsid="01b02017" officeooo:paragraph-rsid="01b02017" style:font-size-asian="12pt" style:font-weight-asian="normal" style:font-size-complex="12pt" style:font-weight-complex="normal"/>
    </style:style>
    <style:style style:name="P39" style:family="paragraph" style:parent-style-name="Standard">
      <style:text-properties officeooo:paragraph-rsid="032b6faa"/>
    </style:style>
    <style:style style:name="P40" style:family="paragraph" style:parent-style-name="Text_20_body" style:list-style-name="L1">
      <style:text-properties officeooo:rsid="03015cbf" officeooo:paragraph-rsid="03102ef8"/>
    </style:style>
    <style:style style:name="P41" style:family="paragraph" style:parent-style-name="Text_20_body" style:list-style-name="L1">
      <style:text-properties officeooo:rsid="03102ef8" officeooo:paragraph-rsid="03102ef8"/>
    </style:style>
    <style:style style:name="P42" style:family="paragraph" style:parent-style-name="Text_20_body" style:list-style-name="L1">
      <style:text-properties officeooo:rsid="0311a30b" officeooo:paragraph-rsid="0311a30b"/>
    </style:style>
    <style:style style:name="P43" style:family="paragraph" style:parent-style-name="Text_20_body" style:list-style-name="L2">
      <style:text-properties officeooo:rsid="03246906" officeooo:paragraph-rsid="03246906"/>
    </style:style>
    <style:style style:name="P44" style:family="paragraph" style:parent-style-name="Text_20_body" style:list-style-name="L3">
      <style:paragraph-properties fo:text-align="start" style:justify-single-word="false" style:writing-mode="lr-tb"/>
      <style:text-properties fo:font-size="12pt" officeooo:rsid="00eb6387" officeooo:paragraph-rsid="00eb6387" style:font-size-asian="12pt" style:font-size-complex="12pt"/>
    </style:style>
    <style:style style:name="P45" style:family="paragraph" style:parent-style-name="Heading_20_1">
      <style:text-properties officeooo:rsid="02fd8a6a" officeooo:paragraph-rsid="02fd8a6a"/>
    </style:style>
    <style:style style:name="T1" style:family="text">
      <style:text-properties fo:font-size="10pt" fo:font-style="italic" style:text-underline-style="none" officeooo:rsid="0137f4f4" style:font-size-asian="10pt" style:font-style-asian="italic" style:font-size-complex="10pt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0bc76b" style:font-weight-asian="bold" style:font-weight-complex="bold"/>
    </style:style>
    <style:style style:name="T4" style:family="text">
      <style:text-properties fo:font-weight="bold" officeooo:rsid="0319ae16" style:font-weight-asian="bold" style:font-weight-complex="bold"/>
    </style:style>
    <style:style style:name="T5" style:family="text">
      <style:text-properties fo:color="#000000" style:font-name="Monospace"/>
    </style:style>
    <style:style style:name="T6" style:family="text">
      <style:text-properties fo:color="#000000" style:font-name="Monospace" fo:font-size="14pt" fo:background-color="#e8f2fe" loext:char-shading-value="0" style:font-size-asian="14pt"/>
    </style:style>
    <style:style style:name="T7" style:family="text">
      <style:text-properties fo:color="#000000" style:font-name="Monospace" fo:font-size="14pt" officeooo:rsid="030390eb" fo:background-color="#e8f2fe" loext:char-shading-value="0" style:font-size-asian="14pt"/>
    </style:style>
    <style:style style:name="T8" style:family="text">
      <style:text-properties fo:color="#000000" style:font-name="Monospace" fo:font-size="14pt" style:font-size-asian="14pt"/>
    </style:style>
    <style:style style:name="T9" style:family="text">
      <style:text-properties fo:color="#000000" style:font-name="Monospace" officeooo:rsid="0316987c"/>
    </style:style>
    <style:style style:name="T10" style:family="text">
      <style:text-properties fo:color="#000000" style:font-name="Monospace" fo:font-style="italic" style:font-style-asian="italic"/>
    </style:style>
    <style:style style:name="T11" style:family="text">
      <style:text-properties fo:color="#000000" style:font-name="Monospace" fo:font-style="italic" fo:background-color="transparent" loext:char-shading-value="0" style:font-style-asian="italic"/>
    </style:style>
    <style:style style:name="T12" style:family="text">
      <style:text-properties fo:color="#000000" style:font-name="Monospace" officeooo:rsid="0319ae16" fo:background-color="transparent" loext:char-shading-value="0"/>
    </style:style>
    <style:style style:name="T13" style:family="text">
      <style:text-properties fo:color="#000000" style:font-name="Monospace" officeooo:rsid="031aa76b"/>
    </style:style>
    <style:style style:name="T14" style:family="text">
      <style:text-properties fo:color="#000000" style:font-name="Monospace" officeooo:rsid="031ab2d4"/>
    </style:style>
    <style:style style:name="T15" style:family="text">
      <style:text-properties fo:color="#6a3e3e" style:font-name="Monospace"/>
    </style:style>
    <style:style style:name="T16" style:family="text">
      <style:text-properties fo:color="#6a3e3e" style:font-name="Monospace" officeooo:rsid="030bc76b"/>
    </style:style>
    <style:style style:name="T17" style:family="text">
      <style:text-properties fo:color="#6a3e3e" style:font-name="Monospace" style:text-underline-style="none"/>
    </style:style>
    <style:style style:name="T18" style:family="text">
      <style:text-properties fo:color="#6a3e3e" style:font-name="Monospace" officeooo:rsid="031ab2d4"/>
    </style:style>
    <style:style style:name="T19" style:family="text">
      <style:text-properties fo:color="#0000c0" style:font-name="Monospace" fo:font-size="14pt" fo:font-style="italic" fo:font-weight="bold" style:font-size-asian="14pt" style:font-style-asian="italic" style:font-weight-asian="bold"/>
    </style:style>
    <style:style style:name="T20" style:family="text">
      <style:text-properties fo:color="#0000c0" style:font-name="Monospace" fo:font-size="14pt" fo:font-style="italic" fo:font-weight="bold" officeooo:rsid="03246906" style:font-size-asian="14pt" style:font-style-asian="italic" style:font-weight-asian="bold"/>
    </style:style>
    <style:style style:name="T21" style:family="text">
      <style:text-properties fo:color="#7f0055" style:font-name="Monospace" fo:font-size="14pt" fo:font-weight="bold" style:font-size-asian="14pt" style:font-weight-asian="bold"/>
    </style:style>
    <style:style style:name="T22" style:family="text">
      <style:text-properties fo:color="#7f0055" style:font-name="Monospace" fo:font-weight="bold" style:font-weight-asian="bold"/>
    </style:style>
    <style:style style:name="T23" style:family="text">
      <style:text-properties officeooo:rsid="024697f7"/>
    </style:style>
    <style:style style:name="T24" style:family="text">
      <style:text-properties fo:color="#2a00ff" style:font-name="Monospace"/>
    </style:style>
    <style:style style:name="T25" style:family="text">
      <style:text-properties officeooo:rsid="02e7512e"/>
    </style:style>
    <style:style style:name="T26" style:family="text">
      <style:text-properties officeooo:rsid="02ff8718"/>
    </style:style>
    <style:style style:name="T27" style:family="text">
      <style:text-properties officeooo:rsid="0301a401"/>
    </style:style>
    <style:style style:name="T28" style:family="text">
      <style:text-properties officeooo:rsid="03024cba"/>
    </style:style>
    <style:style style:name="T29" style:family="text">
      <style:text-properties officeooo:rsid="030390eb"/>
    </style:style>
    <style:style style:name="T30" style:family="text">
      <style:text-properties officeooo:rsid="0305af4b"/>
    </style:style>
    <style:style style:name="T31" style:family="text">
      <style:text-properties officeooo:rsid="0308ddcd"/>
    </style:style>
    <style:style style:name="T32" style:family="text">
      <style:text-properties officeooo:rsid="030a9100"/>
    </style:style>
    <style:style style:name="T33" style:family="text">
      <style:text-properties officeooo:rsid="030bc76b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font-size="12pt" officeooo:rsid="0308ddcd" style:font-size-asian="12pt" style:font-size-complex="12pt"/>
    </style:style>
    <style:style style:name="T36" style:family="text">
      <style:text-properties fo:font-size="12pt" officeooo:rsid="031aa76b" style:font-size-asian="12pt" style:font-size-complex="12pt"/>
    </style:style>
    <style:style style:name="T37" style:family="text">
      <style:text-properties officeooo:rsid="030dfdf1"/>
    </style:style>
    <style:style style:name="T38" style:family="text">
      <style:text-properties officeooo:rsid="03102ef8"/>
    </style:style>
    <style:style style:name="T39" style:family="text">
      <style:text-properties officeooo:rsid="031201a5"/>
    </style:style>
    <style:style style:name="T40" style:family="text">
      <style:text-properties officeooo:rsid="0313e368"/>
    </style:style>
    <style:style style:name="T41" style:family="text">
      <style:text-properties officeooo:rsid="0314ded7"/>
    </style:style>
    <style:style style:name="T42" style:family="text">
      <style:text-properties officeooo:rsid="0319ae16"/>
    </style:style>
    <style:style style:name="T43" style:family="text">
      <style:text-properties officeooo:rsid="031c824a"/>
    </style:style>
    <style:style style:name="T44" style:family="text">
      <style:text-properties officeooo:rsid="03246906"/>
    </style:style>
    <style:style style:name="T45" style:family="text">
      <style:text-properties officeooo:rsid="032b6faa"/>
    </style:style>
    <style:style style:name="T46" style:family="text">
      <style:text-properties fo:color="#f07746" style:font-name="Monospace" fo:font-size="14pt" style:text-underline-style="solid" style:text-underline-width="auto" style:text-underline-color="font-color" style:font-size-asian="14pt"/>
    </style:style>
    <style:style style:name="T47" style:family="text">
      <style:text-properties fo:color="#f07746" style:font-name="Monospace" fo:font-size="14pt" style:text-underline-style="none" style:font-size-asian="14pt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5" text:outline-level="1">כתיבת וקריאת עצמים</text:h>
      <text:p text:style-name="P22">נניח שאנחנו רוצים לשמור עצם מורכב (עם שדות, עצמים נוספים, מערכים וכו') לקובץ, כדי שנוכל לקרוא אותו מאוחר יותר. <text:s text:c="3"/>או שאנחנו רוצים לשלוח עצם דרך האינטרנט לשרת שנמצא במחשב אחר. <text:s/>איך אפשר לעשות זאת?<text:span text:style-name="T26"> <text:s text:c="2"/>יש שתי דרכים עיקריות. </text:span></text:p>
      <text:p text:style-name="Heading_20_2">דרך א: <text:span text:style-name="T27">כתיבה וקריאה כטקסט</text:span></text:p>
      <text:p text:style-name="P24"><text:span text:style-name="T28">הדרך הראשונה לכתיבה וקריאה של עצמים </text:span>היא להמיר <text:span text:style-name="T28">אותם </text:span>לטקסט. ישנם שני פורמטים עיקריים <text:span text:style-name="T28">לייצוג </text:span><text:s/><text:span text:style-name="T28">עצמים כ</text:span>טקסט: XML ו-JSON. <text:s text:c="2"/>הראשון ארוך יותר אבל מכיל מידע מדוייק יותר על המחלקות הנשמרות; <text:s/>השני קצר ותמציתי יותר אבל מכיל פחות מידע.</text:p>
      <text:p text:style-name="P25">המרת אובייקטים ל-XML נתמכת בג'אבה באופן טבעי ע"י החבילה JAXB. כדי להשתמש בה צריך לעשות כמה שינויים במחלקות שאותן רוצים לשמור<text:span text:style-name="T38">:</text:span></text:p>
      <text:list xml:id="list4320389224406554748" text:style-name="L1">
        <text:list-item>
          <text:p text:style-name="P40">צריך לסמן כל מחלקה כזאת בתג @XmlRootElement. <text:s text:c="2"/></text:p>
        </text:list-item>
        <text:list-item>
          <text:p text:style-name="P41">צריך לוודא שלכל מחלקה יש בנאי בלי פרמטרים.</text:p>
        </text:list-item>
        <text:list-item>
          <text:p text:style-name="P42">צריך לוודא שלכל שדה של המחלקה שרוצים לשמור יש getter ו-setter.</text:p>
        </text:list-item>
        <text:list-item>
          <text:p text:style-name="P40">אם למחלקה יש מחלקות יורשות, צריך להזכיר אותן בתג @XmlSeeAlso במחלקה המורישה.</text:p>
        </text:list-item>
      </text:list>
      <text:p text:style-name="P25">לפירוט ראו דוגמאות קוד בחבילה lesson10, בפרט במחלקה <text:span text:style-name="T6">JaxbDemo</text:span><text:span text:style-name="T7">.</text:span></text:p>
      <text:p text:style-name="P26">בחבילה JAXB יש כמה בעיות. אחת מהן היא שאי-אפשר לשמור רשימות (כגון ArrayList) באופן ישיר כי המחלקה <text:s/>ArrayList <text:s/>לא כוללת את התג @XmlRootElement; צריך לעטוף רשימות במחלקות ייעודיות, ראו למשל Employees. <text:s text:c="2"/>בעיה שניה היא, שאם אותו עצם מופיע כמה פעמים במבנה שרוצים לשמור, <text:span text:style-name="T29">העובדה הזאת לא נשמרת ב-XML. לכן, כשקוראים את העצמים מחדש מה-XML, העצם שמופיע כמה פעמים ישוכפל. אם יש הרבה עצמים כאלה - הדבר יגרום לבזבוז זיכרון משמעותי.</text:span></text:p>
      <text:p text:style-name="P27">הפורמט השני<text:span text:style-name="T39"> נקרא </text:span>JSON. <text:span text:style-name="T39">הוא </text:span>מקובל מאד <text:span text:style-name="T39">באפליקציות רשת, לצורך תקשורת בין השרת ללקוח. <text:s text:c="2"/></text:span>ישנן כמה חבילות שמאפשרות לייצג עצמים כטקסט בפורמט זה, למשל GSON ו-Jackson. <text:span text:style-name="T40"><text:s text:c="2"/></text:span>לדוגמת שימוש ב-GSON ראו GsonDemo.<text:span text:style-name="T30"> <text:s/>ב-GSON יש אף יותר בעיות מב-JAXB: <text:s/>הספריה לא מתמודדת כראוי עם מחלקות יורשות, הסוג של עצמים ברשימה כלל לא נשמר, וגם הבעיה של שיכפול מיותר קיימת כאן.</text:span></text:p>
      <text:p text:style-name="P28">אני לא מכיר חבילה ששומרת עצמים כטקסט, בלי בעיית השיכפול המיותר. </text:p>
      <text:p text:style-name="P35">דרך<text:span text:style-name="T41"> ב</text:span>: <text:span text:style-name="T27">כתיבה וקריאה בינרית</text:span></text:p>
      <text:p text:style-name="P23">בשפת ג'אבה ישנו מנגנון <text:span text:style-name="T31">משוכלל יותר לכתיבה וקריאה של עצמים. הוא נקרא </text:span>serialization<text:span text:style-name="T31">. במנגנון זה, </text:span><text:span text:style-name="T35">העצמים לא נשמרים כטקסט אלא כרצף של בתים (בייצוג בינארי). <text:s/>החיסרון הוא, שהפורמט הזה אינו קריא לבני-אדם; <text:s/>היתרון הוא, <text:s/>שהעצמים נשמרים בצורה מדוייקת יותר ובלי שיכפול מיותר.</text:span></text:p>
      <text:p text:style-name="P29">כדי להשתמש במנגנון זה, <text:span text:style-name="T32">צריך להגדיר כל עצם שרוצים לשמור כמממש של הממשק Serializable. <text:s/>זה ממשק שנראה קצת מוזר - אין לו שום מתודות. הוא ריק לגמרי. הוא משמש רק לסימון.</text:span></text:p>
      <text:p text:style-name="P30"><text:span text:style-name="T3">חידה</text:span><text:span text:style-name="T33">: איך אפשר לבדוק אם עצם כלשהו שייך למחלקה המממשת את הממשק Serializable?<text:line-break/></text:span><text:span text:style-name="T3">תשובה</text:span><text:span text:style-name="T33">: <text:s/></text:span><text:span text:style-name="T16">object</text:span><text:span text:style-name="T5"> </text:span><text:span text:style-name="T22">instanceof</text:span><text:span text:style-name="T5"> Serializable</text:span><text:span text:style-name="T33">.</text:span></text:p>
      <text:p text:style-name="P31">אם מחלקה מסויימת מממשת את Serializable, אז גם כל צאצאיה מממשים אותו - לא צריך להגדיר זאת בפירוש. <text:s text:c="2"/>אבל, צריך לוודא שכל השדות שלה מממשים את Serializable<text:span text:style-name="T37">,</text:span> <text:span text:style-name="T37">אחרת נקבל שגיאה בזמן ריצה.</text:span></text:p>
      <text:p text:style-name="P32"><text:span text:style-name="T37">א</text:span>חרי שווידאנו שכל העצמים שנרצה לשמור הם Serializable, אנחנו צריכים להשיג <text:span text:style-name="T2">זרם-פלט </text:span>שלתוכו נשמור את העצמים. <text:s/><text:span text:style-name="T38">לשם כך צריך לבנות ObjectOutputStream. <text:s/>לשם כך צריך קודם לבנות OutputStream. <text:s text:c="2"/>יש כמה סוגים של <text:s/>OutputStream בשפת ג'אבה, למשל:</text:span></text:p>
      <text:p text:style-name="P14"><text:span text:style-name="T9">ByteArrayOutputStream </text:span><text:span text:style-name="T15">baos</text:span><text:span text:style-name="T5"> = </text:span><text:span text:style-name="T22">new</text:span><text:span text:style-name="T5"> ByteArrayOutputStream();</text:span></text:p>
      <text:p text:style-name="P17"><text:span text:style-name="T5">OutputStream </text:span><text:span text:style-name="T17">fos</text:span><text:span text:style-name="T5"> = Files.</text:span><text:span text:style-name="T10">newOutputStream</text:span><text:span text:style-name="T5">(Paths.</text:span><text:span text:style-name="T10">get</text:span><text:span text:style-name="T5">(</text:span><text:span text:style-name="T24">"test.bin"</text:span><text:span text:style-name="T5">));</text:span></text:p>
      <text:p text:style-name="P36">אחרי שבנינו אחד כזה, אנחנו יכולים לבנות ObjectOutputStream , למשל:</text:p>
      <text:p text:style-name="P17"><text:span text:style-name="T5">ObjectOutputStream </text:span><text:span text:style-name="T15">oos</text:span><text:span text:style-name="T5"> = </text:span><text:span text:style-name="T22">new</text:span><text:span text:style-name="T5"> ObjectOutputStream(</text:span><text:span text:style-name="T15">baos</text:span><text:span text:style-name="T5">);</text:span></text:p>
      <text:p text:style-name="P18"><text:span text:style-name="T5">ObjectOutputStream </text:span><text:span text:style-name="T15">oos</text:span><text:span text:style-name="T5"> = </text:span><text:span text:style-name="T22">new</text:span><text:span text:style-name="T5"> ObjectOutputStream(</text:span><text:span text:style-name="T17">fos</text:span><text:span text:style-name="T5">);</text:span></text:p>
      <text:p text:style-name="P10"><text:span text:style-name="T36">ואז</text:span><text:span text:style-name="T34"> לשמור את העצמים שלנו לתוך </text:span><text:span text:style-name="T36">הזרם בעזרת ה</text:span><text:span text:style-name="T34">מתודה writeObject:</text:span></text:p>
      <text:p text:style-name="P37">oos.writeObject(employee)</text:p>
      <text:p text:style-name="P4"/>
      <text:p text:style-name="P5">כדי לקרוא <text:span text:style-name="T42">את העצמים שכתבנו, אנחנו צריכים </text:span><text:span text:style-name="T4">זרם-קלט. </text:span><text:span text:style-name="T42"><text:s/>לשם כך צריך לבנות ObjectInputStream, <text:s text:c="2"/>ולשם כך צריך קודם לבנות InputStream. <text:s text:c="2"/>יש כמה סוגים של <text:s/>InputStream בשפת ג'אבה, למשל:</text:span></text:p>
      <text:p text:style-name="P15"><text:span text:style-name="T5">ByteArrayInputStream </text:span><text:span text:style-name="T15">bais</text:span><text:span text:style-name="T5"> = </text:span><text:span text:style-name="T22">new</text:span><text:span text:style-name="T5"> ByteArrayInputStream(</text:span><text:span text:style-name="T15">bytes</text:span><text:span text:style-name="T5">);</text:span></text:p>
      <text:p text:style-name="P17"><text:span text:style-name="T5">InputStream </text:span><text:span text:style-name="T17">fis</text:span><text:span text:style-name="T5"> = Files.</text:span><text:span text:style-name="T11">newInputStream</text:span><text:span text:style-name="T5">(Paths.</text:span><text:span text:style-name="T10">get</text:span><text:span text:style-name="T5">(</text:span><text:span text:style-name="T24">"test.bin"</text:span><text:span text:style-name="T5">));</text:span></text:p>
      <text:p text:style-name="P20"><text:span text:style-name="T5">אחרי שבנינו אחד כזה, אנחנו יכולים לבנות </text:span><text:span text:style-name="T12">ObjectInputStream</text:span><text:span text:style-name="T5"> , למשל:</text:span></text:p>
      <text:p text:style-name="P17"><text:span text:style-name="T5">ObjectInputStream </text:span><text:span text:style-name="T15">ois</text:span><text:span text:style-name="T5"> = </text:span><text:span text:style-name="T22">new</text:span><text:span text:style-name="T5"> ObjectInputStream(</text:span><text:span text:style-name="T15">bais</text:span><text:span text:style-name="T5">);</text:span></text:p>
      <text:p text:style-name="P19"><text:span text:style-name="T5">ObjectInputStream </text:span><text:span text:style-name="T15">ois</text:span><text:span text:style-name="T5"> = </text:span><text:span text:style-name="T22">new</text:span><text:span text:style-name="T5"> ObjectInputStream(</text:span><text:span text:style-name="T17">fis</text:span><text:span text:style-name="T5">);</text:span></text:p>
      <text:p text:style-name="P21"><text:span text:style-name="T13">ואז</text:span><text:span text:style-name="T5"> </text:span><text:span text:style-name="T13">לקרוא</text:span><text:span text:style-name="T5"> את העצמים שלנו </text:span><text:span text:style-name="T13">מת</text:span><text:span text:style-name="T5">וך </text:span><text:span text:style-name="T13">הזרם בעזרת ה</text:span><text:span text:style-name="T5">מתודה </text:span><text:span text:style-name="T14">read</text:span><text:span text:style-name="T5">Object:</text:span></text:p>
      <text:p text:style-name="P19"><text:span text:style-name="T5">Employee </text:span><text:span text:style-name="T18">employee</text:span><text:span text:style-name="T5"> = (Employee) </text:span><text:span text:style-name="T15">ois</text:span><text:span text:style-name="T5">.readObject();</text:span></text:p>
      <text:p text:style-name="P6">שימו לב - העצם המוחזר הוא מסוג Object, ולכן צריך להשליך (cast) <text:span text:style-name="T43">אותו למחלקה שאנחנו יודעים שכתבנו לתוכו.</text:span></text:p>
      <text:p text:style-name="P6"/>
      <text:p text:style-name="P7">השימוש ב-readObject, writeObject יותר יעיל ומהיר משימוש בפורמטי טקסט, הוא יודע לשמור מערכים ורשימות בלי שום בעיה, ויודע גם לא לשכפל עצמים - לדוגמה ראו בקובץ ObjectStreamDemo.</text:p>
      <text:p text:style-name="P8"/>
      <text:p text:style-name="P8"><text:span text:style-name="T2">הערה</text:span>: כברירת מחדל, writeObject ו-readObject כותבים וקוראים את כל השדות בעצם. אם רוצים ששדה מסויים לא ייכתב/ייקרא, יש לסמן אותו במילת-המפתח transient.</text:p>
      <text:p text:style-name="Heading_20_2">גירסאות של מחלקות</text:p>
      <text:p text:style-name="P33">נניח שהגדרנו מחלקה, שמרנו עצם מהמחלקה בקובץ, שינינו את הגדרת המחלקה, וקראנו עצם מהמחלקה מתוך הקובץ.<text:span text:style-name="T44"> <text:s/>מה צריך לקרות? <text:s text:c="2"/>יש שתי אפשרויות:</text:span></text:p>
      <text:list xml:id="list8379032831540436811" text:style-name="L2">
        <text:list-item>
          <text:p text:style-name="P43">אפשרות אחת היא, שהשינוי שעשינו בהגדרת המחלקה הוא קטן ולא משפיע על הייצוג של המחלקה בקובץ. למשל, הוספנו מתודה, או הוספנו שדה חדש שיש לו ערך ברירת-מחדל הגיוני.</text:p>
        </text:list-item>
        <text:list-item>
          <text:p text:style-name="P43">אפשרות שניה היא, שהשינוי שעשינו בהגדרת המחלקה הוא משמעותי. למשל, הורדנו שדות והוספנו שדות שאין להם ערך ברירת-מחדל הגיוני.</text:p>
        </text:list-item>
      </text:list>
      <text:p text:style-name="P34">במקרה הראשון, היינו רוצים לאפשר קריאה של המחלקה החדשה מקובץ שנכתב לפי ההגדרה הישנה; במקרה השני, היינו רוצים לא לאפשר קריאה אלא לזרוק חריגה. רק אנחנו - כותבי המחלקה - יודעים מהי האפשרות הנכונה. </text:p>
      <text:p text:style-name="P34">הדרך שלנו להודיע לג'אבה מה האפשרות הנכונה היא ע"י הגדרת <text:span text:style-name="T2">גירסה</text:span>. לכל מחלקה המממשת Serializable, יש להגדיר קבוע סטטי בשם SerialVersionUID. ניתן לאתחל שדה זה ל-1, למשל כך:</text:p>
      <text:p text:style-name="P16"><text:span text:style-name="T21">private</text:span><text:span text:style-name="T8"> </text:span><text:span text:style-name="T21">static</text:span><text:span text:style-name="T8"> </text:span><text:span text:style-name="T21">final</text:span><text:span text:style-name="T8"> </text:span><text:span text:style-name="T21">long</text:span><text:span text:style-name="T8"> </text:span><text:span text:style-name="T19">serialVersionUID</text:span><text:span text:style-name="T8"> = 1L;</text:span></text:p>
      <text:p text:style-name="P39"><text:span text:style-name="T44">המתודה writeObject כותבת את הגירסה לקובץ, <text:s/>והמתודה readObject קוראת את הגירסה ומשווה לגירסה הנוכחית של המחלקה. <text:s/>אם הגירסה לא השתנתה, העצם נקרא והשדות החדשים מאותחלים לערכי ברירת-מחדל. <text:s text:c="2"/>אם הגירסה השתנתה (למשל הגירסה בקובץ היא 1 והגירסה הנוכחית בהגדרת המחלקה היא 2) אז readObject זורק חריגה מסוג </text:span><text:span text:style-name="T47">InvalidClassException</text:span><text:span text:style-name="T45">. </text:span></text:p>
      <text:p text:style-name="P11"/>
      <text:p text:style-name="P12">אם לא מגדירים את השדה <text:span text:style-name="T20">serialVersionUID</text:span><text:span text:style-name="T44">, <text:s/>ג'אבה מגדירה אותו אוטומטית ע"י נוסחה כלשהי התלויה בשדות ובמתודות המוגדרים במחלקה. <text:s/>בדרך-כלל, כל שינוי קטן במחלקה יגרום לשינוי בתוצאת הנוסחה, ולכן לא נוכל לקרוא קבצים ישנים (כלומר התנהגות ברירת-המחדל היא לפי האפשרות השניה).</text:span></text:p>
      <text:p text:style-name="P13"/>
      <text:p text:style-name="P13">לכן, כשלא מגדירים את השדה הזה, אקליפס מזהיר אותנו ומודיע שכדאי להגדיר אותו.</text:p>
      <text:p text:style-name="Heading_20_2">מקורות </text:p>
      <text:list xml:id="list3459501242441722675" text:style-name="L3">
        <text:list-item>
          <text:p text:style-name="P44">Cay Horstmann, “Core Java <text:span text:style-name="T25">SE 9 </text:span>for the Impatient”, chapter<text:span text:style-name="T23"> 9.</text:span></text:p>
          <text:p text:style-name="P38"/>
        </text:list-item>
      </text:list>
      <text:p text:style-name="P9"/>
      <text:p text:style-name="P3">סיכם: אראל סגל-הלו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1" svg:font-family="'Nachlieli CLM'"/>
    <style:font-face style:name="arial" svg:font-family="arial, sans-serif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style:page-number="auto" style:writing-mode="rl-tb"/>
      <style:text-properties fo:font-size="16pt" style:font-size-complex="16pt" style:font-weight-complex="normal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1899e3b" officeooo:paragraph-rsid="01a06171"/>
    </style:style>
    <style:style style:name="MP2" style:family="paragraph" style:parent-style-name="Footer">
      <style:paragraph-properties fo:text-align="center" style:justify-single-word="false"/>
      <style:text-properties officeooo:paragraph-rsid="019ece81"/>
    </style:style>
    <style:style style:name="MT1" style:family="text">
      <style:text-properties fo:font-size="10pt" fo:font-style="italic" style:text-underline-style="none" officeooo:rsid="0137f4f4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/><text:span text:style-name="MT1">ברוך ה’ חונן הדעת</text:span>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7-12-23T23:45:27.256055721</dc:date>
    <meta:editing-duration>P4DT11H2M50S</meta:editing-duration>
    <meta:editing-cycles>740</meta:editing-cycles>
    <meta:document-statistic meta:table-count="0" meta:image-count="0" meta:object-count="0" meta:page-count="1" meta:paragraph-count="53" meta:word-count="902" meta:character-count="5688" meta:non-whitespace-character-count="4790"/>
  </office:meta>
</office:document-meta>
</file>